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70423961" text:style-name="L1">
        <text:list-item>
          <text:p text:style-name="P1">open rails server in a new tab</text:p>
        </text:list-item>
        <text:list-item>
          <text:p text:style-name="P1">need</text:p>
          <text:list>
            <text:list-item>
              <text:p text:style-name="P1">attachment</text:p>
            </text:list-item>
            <text:list-item>
              <text:p text:style-name="P1">contact info</text:p>
            </text:list-item>
            <text:list-item>
              <text:p text:style-name="P1">password only access</text:p>
            </text:list-item>
            <text:list-item>
              <text:p text:style-name="P1">finish going through what rails tutorial did</text:p>
            </text:list-item>
            <text:list-item>
              <text:p text:style-name="P1">make sure that status doesn't automatically reset to the first option every time that you edit</text:p>
            </text:list-item>
          </text:list>
        </text:list-item>
        <text:list-item>
          <text:p text:style-name="P1">conditional values (require certain fields to be filled. I have a tutorial for this)</text:p>
        </text:list-item>
        <text:list-item>
          <text:p text:style-name="P1">git add, commit and push every once and a while</text:p>
        </text:list-item>
        <text:list-item>
          <text:p text:style-name="P1">delete updated on from showing up on home page, edit page, submitted page</text:p>
        </text:list-item>
      </text:list>
      <text:p text:style-name="Standard"/>
      <text:p text:style-name="Standard"/>
      <text:list xml:id="list1703810388" text:style-name="L2">
        <text:list-item>
          <text:p text:style-name="P2">project</text:p>
          <text:list>
            <text:list-item>
              <text:p text:style-name="P2">contact info--&gt; integer</text:p>
              <text:list>
                <text:list-item>
                  <text:p text:style-name="P2">name</text:p>
                  <text:list>
                    <text:list-item>
                      <text:p text:style-name="P2">phone number</text:p>
                    </text:list-item>
                    <text:list-item>
                      <text:p text:style-name="P2">email address</text:p>
                    </text:list-item>
                    <text:list-item>
                      <text:p text:style-name="P2">fax</text:p>
                    </text:list-item>
                  </text:list>
                </text:list-item>
                <text:list-item>
                  <text:p text:style-name="P2">name...</text:p>
                </text:list-item>
              </text:list>
            </text:list-item>
            <text:list-item>
              <text:p text:style-name="P2">status--&gt;dropdown/hard coded</text:p>
            </text:list-item>
            <text:list-item>
              <text:p text:style-name="P2">home</text:p>
            </text:list-item>
            <text:list-item>
              <text:p text:style-name="P2">client</text:p>
            </text:list-item>
            <text:list-item>
              <text:p text:style-name="P2">$</text:p>
            </text:list-item>
            <text:list-item>
              <text:p text:style-name="P2">work type</text:p>
              <text:list>
                <text:list-item>
                  <text:p text:style-name="P2">dropdown list</text:p>
                </text:list-item>
              </text:list>
            </text:list-item>
            <text:list-item>
              <text:p text:style-name="P2">“ description</text:p>
            </text:list-item>
            <text:list-item>
              <text:p text:style-name="P2">responsible user</text:p>
            </text:list-item>
            <text:list-item>
              <text:p text:style-name="P2">date of last contact</text:p>
            </text:list-item>
            <text:list-item>
              <text:p text:style-name="P2">notes</text:p>
            </text:list-item>
            <text:list-item>
              <text:p text:style-name="P4">attached doc'sproposal</text:p>
            </text:list-item>
          </text:list>
        </text:list-item>
      </text:list>
      <text:p text:style-name="P3"/>
      <text:p text:style-name="P3">string if under 250 characters</text:p>
      <text:p text:style-name="P6">rails generate scaffold Project contact_info:int status:int client:string price:string work_type:int description:text responsible_user:string date_of_last_contact:timestamp notes:text</text:p>
      <text:p text:style-name="P3"/>
      <text:p text:style-name="P3"/>
      <text:p text:style-name="P3">throw away code</text:p>
      <text:p text:style-name="P3">&lt;div class="field"&gt;</text:p>
      <text:p text:style-name="P3"><text:s text:c="4"/>&lt;%= f.label :date_of_last_contact %&gt;&lt;br /&gt;</text:p>
      <text:p text:style-name="P3"><text:s text:c="4"/>&lt;%= f.datetime_select :date_of_last_contact %&gt;</text:p>
      <text:p text:style-name="Standard"><text:span text:style-name="T2"><text:s text:c="2"/>&lt;/div&gt; found on line 42 of </text:span><text:span text:style-name="T1">/home/michael/www/proj_info/app/views/projects/_form.html.erb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&lt;p&gt;</text:span></text:p>
      <text:p text:style-name="Standard"><text:span text:style-name="T1"><text:s text:c="2"/>&lt;b&gt;Date of last contact:&lt;/b&gt;</text:span></text:p>
      <text:p text:style-name="Standard"><text:span text:style-name="T1"><text:s text:c="2"/>&lt;%= @project.date_of_last_contact %&gt;</text:span></text:p>
      <text:p text:style-name="Standard"><text:span text:style-name="T1">&lt;/p&gt;</text:span></text:p>
      <text:p text:style-name="Standard"><text:span text:style-name="T1">from /home/michael/www/proj_info/app/views/projects/show.html.erb line 37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&lt;td&gt;&lt;%= project.date_of_last_contact %&gt;&lt;/td&gt; from line 28 /home/michael/www/proj_info/app/views/projects/index.html.erb</text:span></text:p>
      <text:p text:style-name="P5"><text:span text:style-name="T1"><text:s text:c="2"/>create_table :contact_info do |t|</text:span></text:p>
      <text:p text:style-name="Standard"><text:span text:style-name="T1"><text:s text:c="6"/>t.string :name</text:span></text:p>
      <text:p text:style-name="Standard"><text:span text:style-name="T1"><text:s text:c="4"/>end</text:span></text:p>
      <text:p text:style-name="Standard"><text:span text:style-name="T1"><text:s text:c="4"/>create_table :name do |t|</text:span></text:p>
      <text:p text:style-name="Standard"><text:span text:style-name="T1"><text:s text:c="6"/>t.string :phone_number</text:span></text:p>
      <text:p text:style-name="Standard"><text:span text:style-name="T1"><text:s text:c="6"/>t.string :email_address</text:span></text:p>
      <text:p text:style-name="Standard"><text:span text:style-name="T1"><text:s text:c="6"/>t.string :fax</text:span></text:p>
      <text:p text:style-name="Standard"><text:span text:style-name="T1"><text:s text:c="4"/>end</text:span></text:p>
      <text:p text:style-name="Standard"><text:span text:style-name="T1"><text:s text:c="4"/>create_table :status do |t|</text:span></text:p>
      <text:p text:style-name="Standard"><text:span text:style-name="T1"><text:s text:c="6"/>t.string :current_status</text:span></text:p>
      <text:p text:style-name="Standard"><text:span text:style-name="T1"><text:s text:c="4"/>end</text:span></text:p>
      <text:p text:style-name="Standard"><text:span text:style-name="T1"><text:s text:c="4"/>create_table :work_type do |t|</text:span></text:p>
      <text:p text:style-name="Standard"><text:span text:style-name="T1"><text:s text:c="6"/>t.text :type_of_current_work</text:span></text:p>
      <text:p text:style-name="Standard"><text:span text:style-name="T1"><text:s text:c="4"/>end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\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</meta:initial-creator>
    <meta:creation-date>2013-05-13T14:35:45</meta:creation-date>
    <dc:date>2013-05-17T12:46:36</dc:date>
    <dc:creator>Michael </dc:creator>
    <meta:editing-duration>P2DT22H59M41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3" meta:paragraph-count="56" meta:word-count="227" meta:character-count="1681" meta:non-whitespace-character-count="1459"/>
  </office:meta>
</office:document-meta>
</file>